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ttura HTML</text:p>
      <text:p text:style-name="P1"/>
      <text:p text:style-name="P2">Per garantire il principio di separazione tra struttura, presentazione e comportamento, il gruppo di lavoro ha deciso di frammentare il codice statico della struttura di ogni pagina in tanti file <text:span text:style-name="T3">contenente esclusivamente codice HTML puro, utilizzando i file .php per riassemblare tutti questi frammenti e costruire l'intera pagina ogni qualvolta il browser ne chiede il caricamento. I ognuno di essi è possibile trovare uno o più stringhe delimitati da una coppia di percentuali. Esso vengono chiamati </text:span><text:span text:style-name="T1">placeholders</text:span><text:span text:style-name="T5"> e servono per generare dinamicamente contenuto informativo da inserire nella pagina web, sostituendo la stringa con l'apposito contenuto (vedi paragrafo Comportamento PHP).</text:span></text:p>
      <text:p text:style-name="P2"><text:span text:style-name="T3">I file all'interno della cartella </text:span><text:span text:style-name="T4">html </text:span><text:span text:style-name="T5">sono suddivisi in due tipologie:</text:span></text:p>
      <text:list xml:id="list4295131399882756861" text:style-name="L1">
        <text:list-item>
          <text:p text:style-name="P6"><text:span text:style-name="T5">I</text:span><text:span text:style-name="T7"> presets</text:span><text:span text:style-name="T5">: essi sono frammenti di codice che sono richiamati da più pagine del sito e che servono per l'impaginazione delle suddette. Il loro scopo è evitare lo spero di linee di codice nei vari file, evitando di riscriverle più volte e rendendo il codice più pulito. Dentro questa tipologia, ne fanno parte i file </text:span><text:span text:style-name="T6">head.html</text:span><text:span text:style-name="T5">, </text:span><text:span text:style-name="T6">navbar.html</text:span><text:span text:style-name="T5"> e </text:span><text:span text:style-name="T6">footer.html,</text:span><text:span text:style-name="T5"> che rispettivamente servono in ogni pagina del sito per generare la parte iniziale della pagina web, la barra di navigazione e la breadcrumb e il piè di pagina, e tutti i file contenuti nella cartella </text:span><text:span text:style-name="T6">tables</text:span><text:span text:style-name="T5"> che servono a generare tutte le tabelle del sito.</text:span></text:p>
        </text:list-item>
        <text:list-item>
          <text:p text:style-name="P6"><text:span text:style-name="T5">I </text:span><text:span text:style-name="T7">file di contenuto</text:span><text:span text:style-name="T5">: essi contengono il corpo vero e proprio di ogni pagina, c'è ne uno solo per ognuna di esse e permettono di generare il loro contenuto. Dentro questa tipologia, ne fanno parte tutti gli altri file .html non citati nel punto precedente.</text:span></text:p>
        </text:list-item>
      </text:list>
      <text:p text:style-name="P4">Durante la fase di progettazione, il gruppo di lavoro ha deciso di implementare la struttura del sito utilizzando HTML5. Questa scelta è stata fatta per implementare codice semantico, permettendo ai browser di ultima generazione di interpretare meglio il codice.</text:p>
      <text:p text:style-name="P4">Il tag “section” è stato usato per incapsulare porzioni di codice mutualmente esclusive o contenuti che fanno rifermento ad uno stesso argomento, mentre il tag “nav” è stato usato per incapsulare gli elementi per aiutare l'utente con la navigazione, come la barra di navigazione e l'indicizzazione delle news, implementando le suddette usando i tag html per le liste.</text:p>
      <text:p text:style-name="P3"><text:span text:style-name="T5">Dal punto di vista del mero contenuto, a parte le pagine </text:span><text:span text:style-name="T7">news, stadio </text:span><text:span text:style-name="T5">e </text:span><text:span text:style-name="T7">squadra </text:span><text:span text:style-name="T5">che offrono informazioni tipicamente descrittive, la maggior parte delle informazioni presentate sono sotto forma di tabelle, perchè l'elenco delle gare di della squadra e i dati anagrafici di un utente sono semanticamente dei dati sotto forma di record e non aveva senso usare delle liste. Dato che siamo stati costretti ad usare delle tabelle, siamo stati attenti a gestire le tabelle per renderle accessibili a tutti, inserendo gli attributi </text:span><text:span text:style-name="T6">data_label</text:span><text:span text:style-name="T5"> per la visualizzazione (vedi paragrafo Presentazione CSS) e inserendo gli attributi </text:span><text:span text:style-name="T6">scope</text:span><text:span text:style-name="T5"> su ogni cella delle intestazioni per aiutare gli screen reader a leggerle. Riguardo a quest'ultimo, dato che le celle d'intestazione sono situate nella prima riga di ogni tabella, è stato usato solo </text:span><text:span text:style-name="T6">scope=”row”</text:span><text:span text:style-name="T5">.</text:span></text:p>
      <text:p text:style-name="P4"/>
      <text:p text:style-name="P4"/>
      <text:p text:style-name="P5">Struttura HTML (Revisione)</text:p>
      <text:p text:style-name="P5"/>
      <text:p text:style-name="P5">Frammentazione del codice</text:p>
      <text:p text:style-name="P5"/>
      <text:p text:style-name="P4">Uno dei problemi che il gruppo di lavoro ha dovuto risolvere per la scrittura del codice HTML è stato quello di evitare l'uso di codice inline di altri linguaggi di programmazione all'interno dei file .html, nell'ottica di <text:s/>garantire il principio di separazione tra struttura, presentazione e comportamento. L'idea è stata quella di frammentare il codice in più parti e ricostruendoli successivamente con delle chiamate dinamiche ogni qualvolta viene caricata una pagina, utilizzando appositi file di codice HTML pure, denominati presets. Alcuni presets contengono mero contenuto da stampare a video, altri invece contengono template per costruire la struttura di una pagina web. L'implementazione di questa idea è supportata anche da stringhe racchiuse da una coppia di percentuali, chiamati placeholders, necessari per inserire a run time codice o stampe in maniera <text:soft-page-break/>dinamica. I vantaggi che porta questo approccio sono migliore manutenibilità del codice e codice più pulito, rendendo i file più leggeri.</text:p>
      <text:p text:style-name="P4"/>
      <text:p text:style-name="P4">Organizzazione generale del codice</text:p>
      <text:p text:style-name="P4"/>
      <text:p text:style-name="P4">Per l'implementazione del codice html, il gruppo di lavoro ha deciso di seguire precise regole che ogni pagina doveva rispettare. I tag &lt;h1&gt; e &lt;h2&gt; servono per incapsulare le intestazioni principali di ogni pagina, invece i tag &lt;h3&gt; servono per le intestazioni di contenuto, avendo così una migliore organizzazione delle intestazioni. Si è voluto evitare l'uso di troppi tag &lt;div&gt; incapsulati uno dentro l'altro, preferendo usare tag più semantici, come ad esempio il tag &lt;section&gt; che incapsula al suo interno frammenti di codice mutualmente esclusivi tra di loro o per incapsulare contenuto che si riferisce ad uno unico argomento. I frammenti di codice che implementa gli strumenti per la navigazione nel sito deve essere incapsulato all'interno del tag &lt;nav&gt; e si utilizza liste non ordinate (tag &lt;li&gt; e &lt;ul&gt;) per costruire la struttura delle suddette. Le immagini devono necessariamente avere del testo descrittivo con l'attributo “alt” solo se tale immagine è necessaria per il contenuto informativo a cui fa riferimento, altrimenti si aggiunge uno spazio vuoto (“ ”). Tutto il testo del sito deve utilizzare dove serve tag e/o attributi per descrivere il più possibile l'informazione al suo interno, usando il tag &lt;abbr&gt; per indicare abbreviazioni, il tag &lt;time&gt; per indicare date o ore e l'attributo lang=”en” per indicare parole inglesi. Per quanto riguarda le form, tutti i dati inseriti sono mandati al server con il metodo “post”. Questa scelta è stata fatta per aggiungere maggiore sicurezza nell'invio dei dati.</text:p>
      <text:p text:style-name="P4"/>
      <text:p text:style-name="P4">Altre regole strutturali</text:p>
      <text:p text:style-name="P4"/>
      <text:p text:style-name="P4">Di seguito, sono elencati alcune regole strutturali specifiche per determinate pagine:</text:p>
      <text:p text:style-name="P4"/>
      <text:list xml:id="list397718553534200555" text:style-name="L2">
        <text:list-item>
          <text:p text:style-name="P8">Nella pagina della <text:span text:style-name="T2">Home</text:span>, è presente un blocco di codice che rappresenta un anteprima dei possibili articoli presenti nella pagina <text:span text:style-name="T2">News</text:span>. Tale blocco è stato incapsulato dentro un tag &lt;aside&gt;. Questa decisione è stata presa, perchè il contenuto all'interno del tag non è indispensabile per la semantica della <text:span text:style-name="T2">Home</text:span> e serve solo a supportare la navigazione nel sito.</text:p>
        </text:list-item>
        <text:list-item>
          <text:p text:style-name="P8">Nella pagina delle <text:span text:style-name="T2">News</text:span>, ma anche nella Homepage, tutti gli articoli sono racchiusi dentro un tag &lt;article&gt; per identificare porzioni di testo che sono indipendenti tra di loro, in modo tale da poter essere facilmente manipolati con il CSS.</text:p>
        </text:list-item>
        <text:list-item>
          <text:p text:style-name="P8">Nella pagina del <text:span text:style-name="T2">Calendario, </text:span>ma così come in altre pagine come <text:span text:style-name="T2">Biglietteria </text:span>o <text:span text:style-name="T2">area personale</text:span>, la tabella è costruita usando il tag&lt;thead&gt; per stampare a schermo l'intestazione della tabella e il tag &lt;tbody&gt; per stampare tutti i record che contengono il contenuto informativo. L'uso di questi due tag è pensato per aggiungere semantica alla struttura di ogni tabella, suddividendo la parte di intestazione con la parte puramente informativa. L'intestazione della tabella è formata da un'unica riga in cima ad essa. Altri tipi di intestazione sono ritenuti non necesari.</text:p>
        </text:list-item>
        <text:list-item>
          <text:p text:style-name="P8">Nella pagina <text:span text:style-name="T2">Registrazione, </text:span>è stato usato il tag &lt;fieldset&gt; per raggruppare due tipi di form: la form per compilare i dati anagrafici dell'utente e la form per compilare i dati di accesso all'area personale del sito. Questa scelta è stata fatta raggruppare semanticamente elementi logicamente correlati.</text:p>
        </text:list-item>
        <text:list-item>
          <text:p text:style-name="P8">Nella pagina dell'<text:span text:style-name="T2">Area personale </text:span><text:s/>dell'utente, la struttura per visualizzare le informazioni anagrafiche dell'utente è stata costruita usando elenchi di definizioni, usando i tag &lt;dl&gt;, &lt;dt&gt; e &lt;dd&gt;. Questa scelta è stata fatta perché i dati anagrafici sono unici per ogni singolo utente e non è necessario utilizzare una tabella per visualizzare tali informazioni.</text:p>
        </text:list-item>
        <text:list-item>
          <text:p text:style-name="P8">Nella pagina riservata all'amministratore, è stato aggiunto un pulsante che permette di cambiare pagina dall'Area personale all'area per inserire gli articoli e gestire le gare, permettendo così di organizzare meglio le pagine e suddividere il contenuto puramente informativo dell'area personale e le form dell'amministratore. Sempre in questa pagina, la <text:soft-page-break/>form per aggiungere gli articoli usa l'attributo <text:span text:style-name="T2">enctype=”multipart/form-data”</text:span> per comunicare al server che stiamo mandando anche file .jpeg, .png, .gif, o .pdf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oardo Retis</meta:initial-creator>
    <meta:creation-date>2022-05-26T20:10:25.65</meta:creation-date>
    <dc:date>2022-05-28T14:42:41.74</dc:date>
    <dc:creator>Edoardo Retis</dc:creator>
    <meta:editing-duration>PT6H19M44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3" meta:paragraph-count="21" meta:word-count="1265" meta:character-count="8189"/>
  </office:meta>
</office:document-meta>
</file>